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39fb9"/>
    </style:style>
    <style:style style:name="P2" style:family="paragraph" style:parent-style-name="Preformatted_20_Text">
      <style:paragraph-properties fo:orphans="1" style:writing-mode="lr-tb"/>
      <style:text-properties officeooo:paragraph-rsid="00039fb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39fb9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39fb9"/>
    </style:style>
    <style:style style:name="P5" style:family="paragraph" style:parent-style-name="Text_20_body">
      <style:paragraph-properties fo:orphans="1"/>
      <style:text-properties officeooo:paragraph-rsid="00039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mputing Fractal Self-Similarity of Prime Modular Systems</text:span></text:p>
      <text:p text:style-name="P2"/>
      <text:p text:style-name="P2"><text:span text:style-name="Source_20_Text">def fractal_self_similarity(prime_residues, depth=5):</text:span></text:p>
      <text:p text:style-name="P2"><text:span text:style-name="Source_20_Text"><text:s text:c="4"/>"""Computes a fractal transformation to detect self-similarity in prime residues."""</text:span></text:p>
      <text:p text:style-name="P2"><text:span text:style-name="Source_20_Text"><text:s text:c="4"/>S_n = np.array(prime_residues, dtype=np.float64)</text:span></text:p>
      <text:p text:style-name="P2"><text:span text:style-name="Source_20_Text"><text:s text:c="4"/>for _ in range(depth):</text:span></text:p>
      <text:p text:style-name="P2"><text:span text:style-name="Source_20_Text"><text:s text:c="8"/>S_n = (S_n[:-1] + S_n[1:]) / 2 <text:s/># Iterative contraction step</text:span></text:p>
      <text:p text:style-name="P2"><text:span text:style-name="Source_20_Text"><text:s text:c="8"/>S_n = np.abs(np.sin(S_n * np.pi / 3)) <text:s/># Introduce periodic transformation</text:span></text:p>
      <text:p text:style-name="P2"><text:span text:style-name="Source_20_Text"><text:s text:c="4"/>return S_n</text:span></text:p>
      <text:p text:style-name="P2"/>
      <text:p text:style-name="P2"><text:span text:style-name="Source_20_Text"># Apply fractal transformation to mod 5 and mod 7 residues</text:span></text:p>
      <text:p text:style-name="P2"><text:span text:style-name="Source_20_Text">fractal_mod_5 = fractal_self_similarity(mod_5_residues)</text:span></text:p>
      <text:p text:style-name="P2"><text:span text:style-name="Source_20_Text">fractal_mod_7 = fractal_self_similarity(mod_7_residues)</text:span></text:p>
      <text:p text:style-name="P2"/>
      <text:p text:style-name="P2"><text:span text:style-name="Source_20_Text"># Plot fractal transformation results</text:span></text:p>
      <text:p text:style-name="P2"><text:span text:style-name="Source_20_Text">plt.figure(figsize=(10, 4))</text:span></text:p>
      <text:p text:style-name="P2"/>
      <text:p text:style-name="P2"><text:span text:style-name="Source_20_Text">plt.subplot(1, 2, 1)</text:span></text:p>
      <text:p text:style-name="P2"><text:span text:style-name="Source_20_Text">plt.plot(fractal_mod_5, marker='o', linestyle='-', label="Fractal Scaling (Mod 5)")</text:span></text:p>
      <text:p text:style-name="P2"><text:span text:style-name="Source_20_Text">plt.title("Fractal Self-Similarity in Mod 5 Prime Residues")</text:span></text:p>
      <text:p text:style-name="P2"><text:span text:style-name="Source_20_Text">plt.xlabel("Iteration Step")</text:span></text:p>
      <text:p text:style-name="P2"><text:span text:style-name="Source_20_Text">plt.ylabel("Scaled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ubplot(1, 2, 2)</text:span></text:p>
      <text:p text:style-name="P2"><text:span text:style-name="Source_20_Text">plt.plot(fractal_mod_7, marker='o', linestyle='-', label="Fractal Scaling (Mod 7)")</text:span></text:p>
      <text:p text:style-name="P2"><text:span text:style-name="Source_20_Text">plt.title("Fractal Self-Similarity in Mod 7 Prime Residues")</text:span></text:p>
      <text:p text:style-name="P2"><text:span text:style-name="Source_20_Text">plt.xlabel("Iteration Step")</text:span></text:p>
      <text:p text:style-name="P2"><text:span text:style-name="Source_20_Text">plt.ylabel("Scaled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/>
      <text:p text:style-name="P2"><text:span text:style-name="Source_20_Text">plt.show()</text:span></text:p>
      <text:p text:style-name="P2"/>
      <text:p text:style-name="P2"><text:span text:style-name="Source_20_Text"># Compute entropy to test fractal randomness</text:span></text:p>
      <text:p text:style-name="P2"><text:span text:style-name="Source_20_Text">entropy_fractal_mod_5 = entropy(np.bincount(fractal_mod_5.astype(int), minlength=5) / len(fractal_mod_5), base=2)</text:span></text:p>
      <text:p text:style-name="P2"><text:span text:style-name="Source_20_Text">entropy_fractal_mod_7 = entropy(np.bincount(fractal_mod_7.astype(int), minlength=7) / len(fractal_mod_7), base=2)</text:span></text:p>
      <text:p text:style-name="P2"/>
      <text:p text:style-name="P2"><text:span text:style-name="Source_20_Text"># Return entropy measurements for fractal modular distributions</text:span></text:p>
      <text:p text:style-name="P3"><text:span text:style-name="Source_20_Text">entropy_fractal_mod_5, entropy_fractal_mod_7</text:span></text:p>
      <text:p text:style-name="P5">Result</text:p>
      <text:p text:style-name="P4">(0.0, 0.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56:21.714647502</meta:creation-date>
    <dc:date>2025-02-08T23:57:08.902476836</dc:date>
    <meta:editing-duration>PT47S</meta:editing-duration>
    <meta:editing-cycles>1</meta:editing-cycles>
    <meta:document-statistic meta:table-count="0" meta:image-count="0" meta:object-count="0" meta:page-count="1" meta:paragraph-count="35" meta:word-count="158" meta:character-count="1564" meta:non-whitespace-character-count="1407"/>
    <meta:generator>LibreOffice/24.2.7.2$Linux_X86_64 LibreOffice_project/420$Build-2</meta:generator>
  </office:meta>
</office:document-meta>
</file>